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" svg:font-family="Menlo-Bold, Courier-Bold, Courier, 'Courier New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Liberation Mono" fo:font-size="11pt" fo:letter-spacing="normal" fo:font-style="normal" style:text-underline-style="none" fo:font-weight="bold" officeooo:rsid="00115c65" officeooo:paragraph-rsid="00115c65" style:text-blinking="false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font-name="Liberation Mono" fo:font-size="11pt" fo:letter-spacing="normal" fo:font-style="normal" fo:font-weight="normal" officeooo:paragraph-rsid="00115c65" style:font-size-asian="11pt" style:font-size-complex="11pt"/>
    </style:style>
    <style:style style:name="P3" style:family="paragraph" style:parent-style-name="Preformatted_20_Text">
      <style:paragraph-properties fo:margin-top="0cm" fo:margin-bottom="0cm" loext:contextual-spacing="false" style:line-height-at-least="0.249cm" fo:widows="1"/>
      <style:text-properties fo:font-variant="normal" fo:text-transform="none" fo:color="#000000" style:font-name="Liberation Mono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top="0cm" fo:margin-bottom="0cm" loext:contextual-spacing="false"/>
      <style:text-properties fo:font-variant="normal" fo:text-transform="none" fo:color="#000000" style:font-name="Liberation Mono" fo:font-size="11pt" fo:letter-spacing="normal" fo:font-style="normal" fo:font-weight="normal" officeooo:paragraph-rsid="00083115" style:font-size-asian="11pt" style:font-size-complex="11pt"/>
    </style:style>
    <style:style style:name="P5" style:family="paragraph" style:parent-style-name="Preformatted_20_Text">
      <style:paragraph-properties fo:margin-top="0cm" fo:margin-bottom="0cm" loext:contextual-spacing="false" style:line-height-at-least="0.249cm" fo:widows="1"/>
      <style:text-properties fo:font-variant="normal" fo:text-transform="none" fo:color="#000000" style:font-name="Liberation Mono" fo:font-size="11pt" fo:letter-spacing="normal" style:font-size-asian="11pt" style:font-size-complex="11pt"/>
    </style:style>
    <style:style style:name="P6" style:family="paragraph" style:parent-style-name="Preformatted_20_Text">
      <style:paragraph-properties fo:margin-top="0cm" fo:margin-bottom="0cm" loext:contextual-spacing="false" style:line-height-at-least="0.249cm" fo:widows="1"/>
      <style:text-properties fo:color="#000000" style:font-name="Liberation Mono" fo:font-size="11pt" style:font-size-asian="11pt" style:font-size-complex="11pt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enlo-Bold" fo:font-size="9pt" fo:font-style="normal" style:text-underline-style="none" fo:font-weight="normal" style:text-blinking="false"/>
    </style:style>
    <style:style style:name="T3" style:family="text">
      <style:text-properties style:text-line-through-style="none" style:text-line-through-type="none" style:font-name="Menlo-Bold" fo:font-style="normal" style:text-underline-style="none" fo:font-weight="normal" style:text-blinking="false"/>
    </style:style>
    <style:style style:name="T4" style:family="text">
      <style:text-properties style:text-line-through-style="none" style:text-line-through-type="none" fo:font-style="normal" style:text-underline-style="none" fo:font-weight="normal" style:text-blinking="false"/>
    </style:style>
    <style:style style:name="T5" style:family="text">
      <style:text-properties style:font-name="Menlo-Bold" fo:font-size="9pt" fo:font-style="normal" fo:font-weight="normal"/>
    </style:style>
    <style:style style:name="T6" style:family="text">
      <style:text-properties style:font-name="Menlo-Bold" fo:font-style="normal" fo:font-weight="normal"/>
    </style:style>
    <style:style style:name="T7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u poeta – Alex Campos</text:p>
      <text:p text:style-name="P2"><text:span text:style-name="T1">G</text:span> <text:s text:c="30"/><text:span text:style-name="T1">D</text:span></text:p>
      <text:p text:style-name="P5"><text:s/><text:span text:style-name="T7">Cuando desperté allí estabas Tú,</text:span></text:p>
      <text:p text:style-name="P5"><text:s text:c="28"/><text:span text:style-name="T4">Em</text:span></text:p>
      <text:p text:style-name="P3">Aquella mujer con la que soñé,</text:p>
      <text:p text:style-name="P5"><text:s text:c="31"/><text:span text:style-name="T4">C</text:span></text:p>
      <text:p text:style-name="P3">Le vestí la piel sus labios bese,</text:p>
      <text:p text:style-name="P5"><text:s text:c="31"/><text:span text:style-name="T4">G</text:span></text:p>
      <text:p text:style-name="P3">Y en su corazón allí me refugie,</text:p>
      <text:p text:style-name="P5"><text:s text:c="32"/><text:span text:style-name="T4">D</text:span></text:p>
      <text:p text:style-name="P3">Late el corazón late hoy por vos,</text:p>
      <text:p text:style-name="P5"><text:s text:c="27"/><text:span text:style-name="T4">Em</text:span></text:p>
      <text:p text:style-name="P3">Y si canto yo canto para Tí,</text:p>
      <text:p text:style-name="P5"><text:s text:c="29"/><text:span text:style-name="T4">C</text:span></text:p>
      <text:p text:style-name="P3">Mi vida entera toda te la doy,</text:p>
      <text:p text:style-name="P5"><text:s text:c="32"/><text:span text:style-name="T4">G</text:span><text:span text:style-name="T7"> </text:span><text:span text:style-name="T4">D</text:span></text:p>
      <text:p text:style-name="P3">Ya no tengas miedo yo aquí estoy.</text:p>
      <text:p text:style-name="P3">(CORO)</text:p>
      <text:p text:style-name="P5"><text:s text:c="7"/><text:span text:style-name="T4">G</text:span><text:span text:style-name="T7"> <text:s text:c="11"/></text:span><text:span text:style-name="T4">D</text:span></text:p>
      <text:p text:style-name="P3">Tú poeta y Tú verano</text:p>
      <text:p text:style-name="P5"><text:s text:c="8"/><text:span text:style-name="T4">Am</text:span><text:span text:style-name="T7"> <text:s text:c="7"/></text:span><text:span text:style-name="T4">Em</text:span><text:span text:style-name="T7"> <text:s text:c="14"/></text:span><text:span text:style-name="T4">D</text:span></text:p>
      <text:p text:style-name="P3">El silencio de mi voz diciendo te amo,</text:p>
      <text:p text:style-name="P5"><text:s text:c="9"/><text:span text:style-name="T4">G</text:span><text:span text:style-name="T7"> <text:s text:c="11"/></text:span><text:span text:style-name="T4">D</text:span></text:p>
      <text:p text:style-name="P3">Mi princesa mi primavera,</text:p>
      <text:p text:style-name="P5"><text:s text:c="7"/><text:span text:style-name="T4">C</text:span><text:span text:style-name="T7"> <text:s text:c="9"/></text:span><text:span text:style-name="T4">G</text:span><text:span text:style-name="T7"> <text:s text:c="15"/></text:span><text:span text:style-name="T4">D</text:span><text:span text:style-name="T7"> </text:span><text:span text:style-name="T4">D</text:span></text:p>
      <text:p text:style-name="P3">Mi ternura y mi amor por vez primera.</text:p>
      <text:p text:style-name="P3">ESTROFA II</text:p>
      <text:p text:style-name="P5"><text:s text:c="3"/><text:span text:style-name="T4">G</text:span><text:span text:style-name="T7"> <text:s text:c="27"/></text:span><text:span text:style-name="T4">D</text:span></text:p>
      <text:p text:style-name="P3">Me conoces bien siempre te amare,</text:p>
      <text:p text:style-name="P5"><text:s text:c="35"/><text:span text:style-name="T4">Em</text:span></text:p>
      <text:p text:style-name="P3">Aunque estemos lejos yo aquí estaré,</text:p>
      <text:p text:style-name="P5"><text:s text:c="29"/><text:span text:style-name="T4">C</text:span></text:p>
      <text:p text:style-name="P3">Seré Tú poema Tú razón de ser,</text:p>
      <text:p text:style-name="P5"><text:s text:c="32"/><text:span text:style-name="T4">G</text:span></text:p>
      <text:p text:style-name="P3">Tú serás mi reina mi única mujer,</text:p>
      <text:p text:style-name="P5"><text:s text:c="33"/><text:span text:style-name="T4">D</text:span></text:p>
      <text:p text:style-name="P3">Tú serás mi aliento serás mi edén,</text:p>
      <text:p text:style-name="P5"><text:s text:c="33"/><text:span text:style-name="T4">Em</text:span></text:p>
      <text:p text:style-name="P3">Mi eterno romance confidente fiel,</text:p>
      <text:p text:style-name="P5"><text:s text:c="29"/><text:span text:style-name="T4">C</text:span></text:p>
      <text:p text:style-name="P3">Niña consetida amor de mi ser,</text:p>
      <text:p text:style-name="P5"><text:s text:c="29"/><text:span text:style-name="T4">G</text:span><text:span text:style-name="T7">--</text:span><text:span text:style-name="T4">D</text:span></text:p>
      <text:p text:style-name="P3">Agua de este rió que yo beberé.</text:p>
      <text:p text:style-name="P6"/>
      <text:p text:style-name="P3">otra vez el CORO Y luego ESTE PUENTE</text:p>
      <text:p text:style-name="P3"><text:span text:style-name="T1">F</text:span>-<text:span text:style-name="T1">C</text:span>-<text:span text:style-name="T1">G</text:span>-<text:span text:style-name="T1">Em</text:span>-<text:span text:style-name="T1">F</text:span>-<text:span text:style-name="T1">C</text:span>-<text:span text:style-name="T1">G</text:span>-<text:span text:style-name="T1">E</text:span></text:p>
      <text:p text:style-name="P6"/>
      <text:p text:style-name="P3">Se toca el CORO un tono arriba y Luego esto</text:p>
      <text:p text:style-name="P5"><text:s/></text:p>
      <text:p text:style-name="P3">Soy un niño enamorado,</text:p>
      <text:p text:style-name="P5"><text:span text:style-name="T7">El diseño de Tú sueño en mi plantado,</text:span></text:p>
      <text:p text:style-name="P5"><text:span text:style-name="T7">Consentida mariposita,</text:span></text:p>
      <text:p text:style-name="P5"><text:span text:style-name="T7">Prisionera de este amor que no se rinde..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Bold" svg:font-family="Menlo-Bold, Courier-Bold, Courier, 'Courier New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15.7cm" style:num-format="1" style:print-orientation="landscape" fo:margin-top="0.499cm" fo:margin-bottom="0.499cm" fo:margin-left="0.499cm" fo:margin-right="0.499cm" style:writing-mode="lr-tb" style:footnote-max-height="0cm">
        <style:columns fo:column-count="2">
          <style:column-sep style:width="0.018cm" style:color="#000000" style:height="100%" style:style="solid"/>
          <style:column style:rel-width="8274*" fo:start-indent="0cm" fo:end-indent="0.249cm"/>
          <style:column style:rel-width="7997*" fo:start-indent="0.2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6T19:01:22.098740124</meta:creation-date>
    <dc:date>2015-05-30T18:41:37.366409098</dc:date>
    <dc:creator>Washington Delgado</dc:creator>
    <meta:editing-duration>PT6H42M24S</meta:editing-duration>
    <meta:editing-cycles>15</meta:editing-cycles>
    <meta:generator>LibreOffice/4.4.2.2$Linux_x86 LibreOffice_project/40m0$Build-2</meta:generator>
    <meta:document-statistic meta:table-count="0" meta:image-count="0" meta:object-count="0" meta:page-count="1" meta:paragraph-count="51" meta:word-count="208" meta:character-count="1528" meta:non-whitespace-character-count="779"/>
  </office:meta>
</office:document-meta>
</file>